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5-11-1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5-04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5-03-0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4-11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4-08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4-04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4-02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3-11-0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3-04-1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3-03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2-12-0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2-02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1-11-1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1-04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0-12-09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0-09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20-03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9-12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8-11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8-08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7-05-1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7-03-0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6-11-0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6-05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6-02-2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5-12-0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5-08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5-05-0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5-02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4-11-0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4-02-1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3-12-0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3-08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3-02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2-11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2-02-1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1-11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0-12-1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0-08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10-02-2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9-11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9-08-1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9-05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9-0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8-11-1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8-02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7-09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7-05-1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7-01-2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6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5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2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1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7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1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1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0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9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9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7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6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5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4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4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4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3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2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1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8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8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8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7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5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4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2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1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1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0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70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9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8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7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7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5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3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2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2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1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1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1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1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0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60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9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9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8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8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8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8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7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4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3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2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2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1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50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9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9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7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5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5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3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2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0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4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9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8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8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0113</text:p>
          </table:table-cell>
          <table:table-cell office:value-type="string" calcext:value-type="string">
            <text:p>25S/14E-15BCC</text:p>
          </table:table-cell>
          <table:table-cell office:value-type="string" calcext:value-type="string">
            <text:p>193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8" meta:object-count="0"/>
    <meta:user-defined meta:name="AppVersion">3.0</meta:user-defined>
  </office:meta>
</office:document-meta>
</file>